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able_20_Contents">
      <style:text-properties style:font-name="Monaco1" fo:font-size="9pt" style:font-size-asian="9pt" style:font-size-complex="9pt"/>
    </style:style>
    <style:style style:name="P16" style:family="paragraph" style:parent-style-name="Table_20_Contents">
      <style:paragraph-properties fo:text-align="end" style:justify-single-word="false"/>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fo:background-color="#ffff00" style:font-size-asian="11pt" style:font-size-complex="11pt"/>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List">
      <style:paragraph-properties fo:margin-left="2.341cm" fo:margin-right="0cm" fo:text-indent="0cm" style:auto-text-indent="fals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Contents_20_2">
      <style:paragraph-properties>
        <style:tab-stops>
          <style:tab-stop style:position="0cm"/>
        </style:tab-stops>
      </style:paragraph-properties>
    </style:style>
    <style:style style:name="P29" style:family="paragraph" style:parent-style-name="Table_20_Contents" style:list-style-name="L2"/>
    <style:style style:name="P30" style:family="paragraph" style:parent-style-name="Table_20_Contents" style:list-style-name="L3"/>
    <style:style style:name="P31" style:family="paragraph" style:parent-style-name="Table_20_Contents" style:list-style-name="L4"/>
    <style:style style:name="P32" style:family="paragraph" style:parent-style-name="Table_20_Contents" style:list-style-name="L5"/>
    <style:style style:name="P33" style:family="paragraph" style:parent-style-name="Table_20_Contents" style:list-style-name="L6"/>
    <style:style style:name="P34" style:family="paragraph" style:parent-style-name="Table_20_Contents" style:list-style-name="L7"/>
    <style:style style:name="P35" style:family="paragraph" style:parent-style-name="Table_20_Contents" style:list-style-name="L8"/>
    <style:style style:name="P36" style:family="paragraph" style:parent-style-name="Table_20_Contents" style:list-style-name="L9"/>
    <style:style style:name="P37" style:family="paragraph" style:parent-style-name="Table_20_Contents" style:list-style-name="L10"/>
    <style:style style:name="P38" style:family="paragraph" style:parent-style-name="Table_20_Contents" style:list-style-name="L12"/>
    <style:style style:name="P39" style:family="paragraph" style:parent-style-name="Table_20_Contents" style:list-style-name="L13"/>
    <style:style style:name="P40" style:family="paragraph" style:parent-style-name="Table_20_Contents" style:list-style-name="L14"/>
    <style:style style:name="P41" style:family="paragraph" style:parent-style-name="Table_20_Contents" style:list-style-name="L16"/>
    <style:style style:name="P42" style:family="paragraph" style:parent-style-name="Table_20_Contents" style:list-style-name="L14">
      <style:text-properties fo:font-weight="normal" style:font-weight-asian="normal" style:font-weight-complex="normal"/>
    </style:style>
    <style:style style:name="P43" style:family="paragraph" style:parent-style-name="Heading_20_2">
      <style:paragraph-properties fo:break-before="page"/>
    </style:style>
    <style:style style:name="P44" style:family="paragraph" style:parent-style-name="List" style:list-style-name="L15"/>
    <style:style style:name="P45" style:family="paragraph" style:parent-style-name="List" style:list-style-name="L1">
      <style:paragraph-properties fo:margin-left="2.341cm" fo:margin-right="0cm" fo:text-indent="0cm" style:auto-text-indent="false"/>
    </style:style>
    <style:style style:name="P46" style:family="paragraph" style:parent-style-name="List" style:list-style-name="L11">
      <style:paragraph-properties fo:margin-left="2.341cm" fo:margin-right="0cm" fo:text-indent="0cm" style:auto-text-indent="false"/>
    </style:style>
    <style:style style:name="P47" style:family="paragraph" style:parent-style-name="List" style:list-style-name="L15">
      <style:paragraph-properties fo:margin-left="2.341cm" fo:margin-right="0cm" fo:text-indent="0cm" style:auto-text-indent="false"/>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TOC" style:master-page-name="Index">
      <style:paragraph-properties style:page-number="1"/>
    </style:style>
    <style:style style:name="P51" style:family="paragraph" style:parent-style-name="Standard" style:master-page-name="Index">
      <style:paragraph-properties style:page-number="auto"/>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3"/>
      <text:p text:style-name="P17">Scalable OpenGroupware.org (SOGo)<text:line-break/> – Inverse Edition 1.0.4</text:p>
      <text:p text:style-name="P14">Installation and Configuration Guide</text:p>
      <text:p text:style-name="P6"/>
      <text:p text:style-name="P51">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Chapter 1<text:tab/>About this Guide <text:s text:c="2"/><text:tab/>3</text:p>
          <text:p text:style-name="P27">Chapter 2<text:tab/>Introduction <text:s text:c="2"/><text:tab/>4</text:p>
          <text:p text:style-name="P28">Architecture <text:s text:c="2"/><text:tab/>5</text:p>
          <text:p text:style-name="P27">Chapter 3<text:tab/>System Requirements <text:s text:c="2"/><text:tab/>6</text:p>
          <text:p text:style-name="P28">Assumptions <text:s text:c="2"/><text:tab/>6</text:p>
          <text:p text:style-name="P28">Minimum Hardware Requirements <text:s text:c="2"/><text:tab/>6</text:p>
          <text:p text:style-name="P28">Operating System Requirements <text:s text:c="2"/><text:tab/>8</text:p>
          <text:p text:style-name="P27">Chapter 4<text:tab/>Installation <text:s text:c="2"/><text:tab/>9</text:p>
          <text:p text:style-name="P28">Software Downloads <text:s text:c="2"/><text:tab/>9</text:p>
          <text:p text:style-name="P28">Software Installation <text:s text:c="2"/><text:tab/>9</text:p>
          <text:p text:style-name="P27">Chapter 5<text:tab/>Configuration <text:s text:c="2"/><text:tab/>10</text:p>
          <text:p text:style-name="P28">Overview and General Preferences <text:s text:c="2"/><text:tab/>10</text:p>
          <text:p text:style-name="P28">Authentication using LDAP <text:s text:c="2"/><text:tab/>13</text:p>
          <text:p text:style-name="P28">LDAP Attributes Indexing <text:s text:c="2"/><text:tab/>15</text:p>
          <text:p text:style-name="P28">Database Configuration <text:s text:c="2"/><text:tab/>16</text:p>
          <text:p text:style-name="P28">SMTP Server Configuration <text:s text:c="2"/><text:tab/>17</text:p>
          <text:p text:style-name="P28">IMAP Server Configuration <text:s text:c="2"/><text:tab/>17</text:p>
          <text:p text:style-name="P28">Web Interface Configuration <text:s text:c="2"/><text:tab/>18</text:p>
          <text:p text:style-name="P28">SOGo Configuration Summary <text:s text:c="2"/><text:tab/>19</text:p>
          <text:p text:style-name="P28">Apache Configuration <text:s text:c="2"/><text:tab/>20</text:p>
          <text:p text:style-name="P28">Starting Services <text:s text:c="2"/><text:tab/>21</text:p>
          <text:p text:style-name="P27">Chapter 6<text:tab/>Managing User Accounts <text:s text:c="2"/><text:tab/>22</text:p>
          <text:p text:style-name="P28">Creating the SOGo Administrative Account <text:s text:c="2"/><text:tab/>22</text:p>
          <text:p text:style-name="P28">Creating a User Account <text:s text:c="2"/><text:tab/>22</text:p>
          <text:p text:style-name="P27">Chapter 7<text:tab/>Funambol <text:s text:c="2"/><text:tab/>24</text:p>
          <text:p text:style-name="P27"><text:soft-page-break/>Chapter 8<text:tab/>Using SOGo <text:s text:c="2"/><text:tab/>26</text:p>
          <text:p text:style-name="P28">SOGo Web Interface <text:s text:c="2"/><text:tab/>26</text:p>
          <text:p text:style-name="P28">Mozilla Thunderbird and Lightning <text:s text:c="2"/><text:tab/>26</text:p>
          <text:p text:style-name="P28">Funambol / Mobile Devices <text:s text:c="2"/><text:tab/>27</text:p>
          <text:p text:style-name="P28">Apple iCal 3 <text:s text:c="2"/><text:tab/>28</text:p>
          <text:p text:style-name="P27">Chapter 9<text:tab/>Additional Information <text:s text:c="2"/><text:tab/>29</text:p>
          <text:p text:style-name="P27">Chapter 10<text:tab/>Commercial Support and Contact Information <text:s text:c="2"/><text:tab/>30</text:p>
          <text:p text:style-name="P27">Chapter 11<text:tab/>GNU Free Documentation License <text:s text:c="2"/><text:tab/>31</text:p>
        </text:index-body>
      </text:table-of-content>
      <text:p text:style-name="Standard"/>
      <text:h text:style-name="P48"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4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9" text:outline-level="1">System Requirements</text:h>
      <text:h text:style-name="Heading_20_2" text:outline-level="2">Assumptions</text:h>
      <text:p text:style-name="Standard">SOGo reuses many components in an infrastructure. Thus, it requires the following <text:s/>:</text:p>
      <text:list xml:id="list1887358895" text:style-name="L1">
        <text:list-header>
          <text:p text:style-name="P45">❏<text:tab/>Database server (MySQL, PostgreSQL or Oracle)</text:p>
          <text:p text:style-name="P45">❏<text:tab/>LDAP server (OpenLDAP, Novell eDirectory, Microsoft Active Directory and others)</text:p>
          <text:p text:style-name="P45">❏<text:tab/>SMTP server (Postfix, Sendmail and others)</text:p>
          <text:p text:style-name="P4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163571411" text:style-name="L2">
              <text:list-header>
                <text:p text:style-name="P29">◾ Intel or AMD CPU 1 GHz</text:p>
                <text:p text:style-name="P29">◾ 512 MB of RAM (without Funambol, 1 GB RAM otherwise)</text:p>
                <text:p text:style-name="P29">◾ 1 GB of disk space</text:p>
              </text:list-header>
            </text:list>
            <text:p text:style-name="Table_20_Contents"/>
            <text:p text:style-name="Table_20_Contents">Production</text:p>
            <text:list xml:id="list1607683009" text:style-name="L3">
              <text:list-header>
                <text:p text:style-name="P30">◾ Intel or AMD CPU 3 GHz</text:p>
              </text:list-header>
            </text:list>
            <text:list xml:id="list345175045" text:style-name="L4">
              <text:list-header>
                <text:p text:style-name="P31">◾ 2048 MB of RAM</text:p>
              </text:list-header>
            </text:list>
            <text:list xml:id="list482989948" text:style-name="L3">
              <text:list-header>
                <text:p text:style-name="P3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659740104" text:style-name="L5">
              <text:list-header>
                <text:p text:style-name="P32">◾ Intel or AMD CPU 1.5 GHz</text:p>
              </text:list-header>
            </text:list>
            <text:list xml:id="list449947803" text:style-name="L6">
              <text:list-header>
                <text:p text:style-name="P33">◾ 1024x768 monitor resolution</text:p>
              </text:list-header>
            </text:list>
            <text:list xml:id="list638893270" text:style-name="L7">
              <text:list-header>
                <text:p text:style-name="P34">◾ 512 MB of RAM</text:p>
                <text:p text:style-name="P34">◾ 128 Kbps or higher network connection</text:p>
              </text:list-header>
            </text:list>
            <text:p text:style-name="Table_20_Contents"/>
            <text:p text:style-name="Table_20_Contents">Microsoft Windows</text:p>
            <text:list xml:id="list1579310153" text:style-name="L6">
              <text:list-header>
                <text:p text:style-name="P33">◾ Microsoft Windows XP SP2 or Vista</text:p>
              </text:list-header>
            </text:list>
            <text:p text:style-name="Table_20_Contents"/>
            <text:p text:style-name="Table_20_Contents">Apple Mac OS X</text:p>
            <text:list xml:id="list117043226" text:style-name="L8">
              <text:list-header>
                <text:p text:style-name="P35">◾ Apple Mac OS X 10.2 to 10.5</text:p>
                <text:p text:style-name="P35">◾ Apple Mac OS X 10.5 for iCal 3 support</text:p>
              </text:list-header>
            </text:list>
            <text:p text:style-name="Table_20_Contents"/>
            <text:p text:style-name="Table_20_Contents">Linux</text:p>
            <text:list xml:id="list1854051713" text:style-name="L9">
              <text:list-header>
                <text:p text:style-name="P3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15511757" text:style-name="L10">
              <text:list-header>
                <text:p text:style-name="P37">◾ Palm OS based devices with Synthesis SyncML Client</text:p>
                <text:p text:style-name="P37">◾ Research In Motion (RIM) BlackBerry devices with NextHaus SyncJe</text:p>
                <text:p text:style-name="P37">◾ Microsoft Windows Mobile PocketPC or SmartPhone with the Funambol client</text:p>
              </text:list-header>
            </text:list>
          </table:table-cell>
        </table:table-row>
      </table:table>
      <text:p text:style-name="Standard"/>
      <text:h text:style-name="P43" text:outline-level="2">Operating System Requirements</text:h>
      <text:p text:style-name="Standard">The following 32-bit and 64-bit operating systems are currently supported by SOGo :</text:p>
      <text:list xml:id="list1501249682" text:style-name="L11">
        <text:list-header>
          <text:p text:style-name="P46">❏<text:tab/>Red Hat Enterprise Linux 5.x Server</text:p>
          <text:p text:style-name="P46">❏<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9"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8"/>
      <text:p text:style-name="Standard">Once completed, SOGo will be fully installed on your server. You are now ready to configure it.</text:p>
      <text:h text:style-name="P4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374126107" text:style-name="L12">
              <text:list-header>
                <text:p text:style-name="P38">◾ YES – to use UTF-8 (recommended)</text:p>
                <text:p text:style-name="P38">◾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8">◾ YES – to use UTF-8 (recommended)</text:p>
                <text:p text:style-name="P38">◾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8">◾ YES – to use UTF-8 (recommended)</text:p>
                <text:p text:style-name="P38">◾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908934916" text:style-name="L13">
              <text:list-header>
                <text:p text:style-name="P39">◾ English</text:p>
                <text:p text:style-name="P39">◾ French</text:p>
                <text:p text:style-name="P39">◾ German</text:p>
                <text:p text:style-name="P39">◾ Italian</text:p>
                <text:p text:style-name="P39">◾ Russian</text:p>
                <text:p text:style-name="P39"><text:soft-page-break/>◾ Spanish</text:p>
                <text:p text:style-name="P39">◾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867020015" text:style-name="L14">
              <text:list-header>
                <text:p text:style-name="P40">◾ YES – to send notifications</text:p>
                <text:p text:style-name="P40">◾ NO – to not send notifications</text:p>
                <text:p text:style-name="P40">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534573448" text:continue-numbering="true" text:style-name="L14">
              <text:list-header>
                <text:p text:style-name="P40">◾ Public</text:p>
                <text:p text:style-name="P40">◾ Confidential</text:p>
                <text:p text:style-name="P40">◾ Private</text:p>
                <text:p text:style-name="P40">And each string must end with one of those values:</text:p>
                <text:p text:style-name="P40">◾ Viewer</text:p>
                <text:p text:style-name="P40">◾ DAndTViewer</text:p>
                <text:p text:style-name="P40">◾ Modifier</text:p>
                <text:p text:style-name="P40">◾ Responder</text:p>
                <text:p text:style-name="P40">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5"><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6">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6">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6">IDFieldName</text:p>
          </table:table-cell>
          <table:table-cell table:style-name="Table26.A2" office:value-type="string">
            <text:p text:style-name="P25">the field that starts a user DN</text:p>
          </table:table-cell>
        </table:table-row>
        <table:table-row>
          <table:table-cell table:style-name="Table26.A2" office:value-type="string">
            <text:p text:style-name="P16">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6">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6">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6">baseDN</text:p>
          </table:table-cell>
          <table:table-cell table:style-name="Table26.A2" office:value-type="string">
            <text:p text:style-name="P24">the base DN of your user entries</text:p>
          </table:table-cell>
        </table:table-row>
        <table:table-row>
          <table:table-cell table:style-name="Table26.A2" office:value-type="string">
            <text:p text:style-name="P16">filter (optional)</text:p>
          </table:table-cell>
          <table:table-cell table:style-name="Table26.A2" office:value-type="string">
            <text:p text:style-name="P24">the LDAP filter</text:p>
          </table:table-cell>
        </table:table-row>
        <text:soft-page-break/>
        <table:table-row>
          <table:table-cell table:style-name="Table26.A2" office:value-type="string">
            <text:p text:style-name="P16">scope (optional)</text:p>
          </table:table-cell>
          <table:table-cell table:style-name="Table26.A2" office:value-type="string">
            <text:p text:style-name="P24">either BASE, ONE or SUB</text:p>
          </table:table-cell>
        </table:table-row>
        <table:table-row>
          <table:table-cell table:style-name="Table26.A2" office:value-type="string">
            <text:p text:style-name="P16">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6">bindPassword</text:p>
          </table:table-cell>
          <table:table-cell table:style-name="Table26.A2" office:value-type="string">
            <text:p text:style-name="P24">its password</text:p>
          </table:table-cell>
        </table:table-row>
        <table:table-row>
          <table:table-cell table:style-name="Table26.A2" office:value-type="string">
            <text:p text:style-name="P16">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6">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6">port</text:p>
          </table:table-cell>
          <table:table-cell table:style-name="Table26.A2" office:value-type="string">
            <text:p text:style-name="P24">port number of the LDAP server</text:p>
          </table:table-cell>
        </table:table-row>
        <table:table-row>
          <table:table-cell table:style-name="Table26.A2" office:value-type="string">
            <text:p text:style-name="P16">encryption (optional)</text:p>
          </table:table-cell>
          <table:table-cell table:style-name="Table26.A2" office:value-type="string">
            <text:p text:style-name="P24">either SSL or STARTTLS</text:p>
          </table:table-cell>
        </table:table-row>
        <table:table-row>
          <table:table-cell table:style-name="Table26.A2" office:value-type="string">
            <text:p text:style-name="P16">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6">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6">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6">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 (optional)</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77915124" text:style-name="L15">
        <text:list-header>
          <text:p text:style-name="P47">❏<text:tab/>givenName</text:p>
          <text:p text:style-name="P47">❏<text:tab/>cn</text:p>
          <text:p text:style-name="P47">❏<text:tab/>mail</text:p>
          <text:p text:style-name="P47">❏<text:tab/>sn</text:p>
          <text:p text:style-name="P44"><text:soft-page-break/></text:p>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8"/>
      <text:p text:style-name="P12">Make sure that your PostgreSQL server has TCP/IP connections support enabled.</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988114046" text:style-name="L16">
              <text:list-header>
                <text:p text:style-name="P41"><text:span text:style-name="Code_20__28_inline_29_">◾ sendmail</text:span> – to use /usr/sbin/sendmail</text:p>
                <text:p text:style-name="P41"><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1"/>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0">◾ YES</text:p>
                <text:p text:style-name="P40">◾ NO</text:p>
                <text:p text:style-name="P42">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001800649" text:continue-numbering="true" text:style-name="L14">
              <text:list-header>
                <text:p text:style-name="P40">◾ YES</text:p>
                <text:p text:style-name="P40">◾ NO</text:p>
                <text:p text:style-name="P42">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1">Parameter used to specify which RFC the IMAP server implements with respect to ACLs. Possible values are :</text:p>
                <text:p text:style-name="P4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0">◾ YES</text:p>
                <text:p text:style-name="P40">◾ NO</text:p>
                <text:p text:style-name="P40">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1696175846" text:continue-numbering="true" text:style-name="L14">
              <text:list-header>
                <text:p text:style-name="P40">◾ YES</text:p>
                <text:p text:style-name="P40">◾ NO</text:p>
                <text:p text:style-name="P40">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486490380" text:continue-list="list317216539" text:style-name="L16">
              <text:list-header>
                <text:p text:style-name="P4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soft-page-break/><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8"/>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Code">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and lang (v2.4). Download them and move them to :</text:p>
      <text:p text:style-name="Code">/opt/Funambol/tools/tomcat/lib/</text:p>
      <text:p text:style-name="P22"/>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3"><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43"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Funambol</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83</meta:editing-cycles>
    <meta:editing-duration>PT12H19M02S</meta:editing-duration>
    <dc:date>2009-08-18T12:19:58</dc:date>
    <meta:document-statistic meta:table-count="8" meta:image-count="3" meta:object-count="0" meta:page-count="33" meta:paragraph-count="600" meta:word-count="5268" meta:character-count="35242"/>
    <meta:user-defined meta:name="Info 1"/>
    <meta:user-defined meta:name="Info 2"/>
    <meta:user-defined meta:name="Info 3"/>
    <meta:user-defined meta:name="Info 4"/>
  </office:meta>
</office:document-meta>
</file>